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88a" officeooo:paragraph-rsid="0016d461"/>
    </style:style>
    <style:style style:name="P2" style:family="paragraph" style:parent-style-name="Standard">
      <style:text-properties officeooo:rsid="001b088a" officeooo:paragraph-rsid="00185890"/>
    </style:style>
    <style:style style:name="P3" style:family="paragraph" style:parent-style-name="Standard">
      <style:text-properties officeooo:rsid="0015d470" officeooo:paragraph-rsid="0016d461"/>
    </style:style>
    <style:style style:name="P4" style:family="paragraph" style:parent-style-name="Standard">
      <style:text-properties officeooo:rsid="0015d470" officeooo:paragraph-rsid="00185890"/>
    </style:style>
    <style:style style:name="P5" style:family="paragraph" style:parent-style-name="Standard">
      <style:paragraph-properties fo:margin-left="0.4925in" fo:text-indent="0in" style:auto-text-indent="false"/>
      <style:text-properties officeooo:rsid="0015d470" officeooo:paragraph-rsid="00185890"/>
    </style:style>
    <style:style style:name="P6" style:family="paragraph" style:parent-style-name="Standard">
      <style:paragraph-properties fo:margin-left="0.4925in" fo:text-indent="0in" style:auto-text-indent="false"/>
      <style:text-properties officeooo:rsid="0015d470" officeooo:paragraph-rsid="001b4e9e"/>
    </style:style>
    <style:style style:name="P7" style:family="paragraph" style:parent-style-name="Standard">
      <style:text-properties officeooo:rsid="001643a5" officeooo:paragraph-rsid="0013d6b8"/>
    </style:style>
    <style:style style:name="P8" style:family="paragraph" style:parent-style-name="Standard">
      <style:text-properties officeooo:rsid="001643a5" officeooo:paragraph-rsid="0016d461"/>
    </style:style>
    <style:style style:name="P9" style:family="paragraph" style:parent-style-name="Standard">
      <style:text-properties officeooo:rsid="001643a5" officeooo:paragraph-rsid="00185890"/>
    </style:style>
    <style:style style:name="P10" style:family="paragraph" style:parent-style-name="Standard">
      <style:text-properties officeooo:rsid="001643a5" officeooo:paragraph-rsid="0016d461" fo:background-color="#81d41a"/>
    </style:style>
    <style:style style:name="P11" style:family="paragraph" style:parent-style-name="Standard">
      <style:text-properties officeooo:rsid="001643a5" officeooo:paragraph-rsid="001d5af1" fo:background-color="transparent"/>
    </style:style>
    <style:style style:name="P12" style:family="paragraph" style:parent-style-name="Standard">
      <style:paragraph-properties fo:margin-left="0.9846in" fo:text-indent="0in" style:auto-text-indent="false"/>
      <style:text-properties officeooo:rsid="001c1a2f" officeooo:paragraph-rsid="001d5af1" fo:background-color="transparent"/>
    </style:style>
    <style:style style:name="P13" style:family="paragraph" style:parent-style-name="Standard">
      <style:paragraph-properties fo:margin-left="0.4925in" fo:text-indent="0in" style:auto-text-indent="false"/>
      <style:text-properties officeooo:rsid="001d5af1" officeooo:paragraph-rsid="001d5af1" fo:background-color="transparent"/>
    </style:style>
    <style:style style:name="P14" style:family="paragraph" style:parent-style-name="Standard">
      <style:paragraph-properties fo:margin-left="0.9846in" fo:text-indent="0in" style:auto-text-indent="false"/>
      <style:text-properties officeooo:rsid="001c1a2f" officeooo:paragraph-rsid="001c1a2f"/>
    </style:style>
    <style:style style:name="P15" style:family="paragraph" style:parent-style-name="Standard" style:list-style-name="L1">
      <style:text-properties officeooo:rsid="001b088a" officeooo:paragraph-rsid="0016d461" fo:background-color="#81d41a"/>
    </style:style>
    <style:style style:name="P16" style:family="paragraph" style:parent-style-name="Standard" style:list-style-name="L1">
      <style:text-properties officeooo:rsid="0013d6b8" officeooo:paragraph-rsid="0016d461" fo:background-color="#81d41a"/>
    </style:style>
    <style:style style:name="P17" style:family="paragraph" style:parent-style-name="Standard" style:list-style-name="L1">
      <style:text-properties officeooo:rsid="0015d470" officeooo:paragraph-rsid="0016d461"/>
    </style:style>
    <style:style style:name="P18" style:family="paragraph" style:parent-style-name="Standard" style:list-style-name="L1">
      <style:text-properties officeooo:rsid="0015d470" officeooo:paragraph-rsid="00185890"/>
    </style:style>
    <style:style style:name="P19" style:family="paragraph" style:parent-style-name="Standard" style:list-style-name="L2">
      <style:text-properties officeooo:rsid="0015d470" officeooo:paragraph-rsid="001b4e9e"/>
    </style:style>
    <style:style style:name="P20" style:family="paragraph" style:parent-style-name="Standard" style:list-style-name="L1">
      <style:text-properties officeooo:rsid="0013d6b8" officeooo:paragraph-rsid="0016d461"/>
    </style:style>
    <style:style style:name="P21" style:family="paragraph" style:parent-style-name="Standard" style:list-style-name="L1">
      <style:text-properties officeooo:rsid="0013d6b8" officeooo:paragraph-rsid="00185890"/>
    </style:style>
    <style:style style:name="P22" style:family="paragraph" style:parent-style-name="Standard" style:list-style-name="L1">
      <style:text-properties officeooo:rsid="0013d6b8" officeooo:paragraph-rsid="0016d461" fo:background-color="#ffff00"/>
    </style:style>
    <style:style style:name="P23" style:family="paragraph" style:parent-style-name="Standard" style:list-style-name="L1">
      <style:text-properties officeooo:rsid="001643a5" officeooo:paragraph-rsid="0016d461" fo:background-color="#ffff00"/>
    </style:style>
    <style:style style:name="P24" style:family="paragraph" style:parent-style-name="Standard" style:list-style-name="L1">
      <style:text-properties officeooo:rsid="001b088a" officeooo:paragraph-rsid="00185890"/>
    </style:style>
    <style:style style:name="P25" style:family="paragraph" style:parent-style-name="Standard" style:list-style-name="L1">
      <style:text-properties officeooo:rsid="0013d6b8" officeooo:paragraph-rsid="00185890" fo:background-color="transparent"/>
    </style:style>
    <style:style style:name="P26" style:family="paragraph" style:parent-style-name="Standard" style:list-style-name="L1">
      <style:text-properties officeooo:rsid="001643a5" officeooo:paragraph-rsid="00185890" fo:background-color="transparent"/>
    </style:style>
    <style:style style:name="P27" style:family="paragraph" style:parent-style-name="Standard" style:list-style-name="L1">
      <style:text-properties style:text-line-through-style="none" style:text-line-through-type="none" officeooo:rsid="0013d6b8" officeooo:paragraph-rsid="00185890" fo:background-color="#81d41a"/>
    </style:style>
    <style:style style:name="P28" style:family="paragraph" style:parent-style-name="Standard" style:list-style-name="L1">
      <style:text-properties style:text-line-through-style="none" style:text-line-through-type="none" officeooo:rsid="0015d470" officeooo:paragraph-rsid="00185890" fo:background-color="#81d41a"/>
    </style:style>
    <style:style style:name="P29" style:family="paragraph" style:parent-style-name="Standard" style:list-style-name="L1">
      <style:text-properties style:text-line-through-style="none" style:text-line-through-type="none" officeooo:rsid="001643a5" officeooo:paragraph-rsid="00185890" fo:background-color="#81d41a"/>
    </style:style>
    <style:style style:name="T1" style:family="text">
      <style:text-properties officeooo:rsid="0013d6b8"/>
    </style:style>
    <style:style style:name="T2" style:family="text">
      <style:text-properties officeooo:rsid="001643a5"/>
    </style:style>
    <style:style style:name="T3" style:family="text">
      <style:text-properties officeooo:rsid="0016d461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1b4e9e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1b4e9e" fo:background-color="#81d41a" loext:char-shading-value="0"/>
    </style:style>
    <style:style style:name="T8" style:family="text">
      <style:text-properties officeooo:rsid="001c1a2f"/>
    </style:style>
    <style:style style:name="T9" style:family="text">
      <style:text-properties officeooo:rsid="001d5af1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b4e9e" fo:background-color="transparent" loext:char-shading-value="0"/>
    </style:style>
    <style:style style:name="T12" style:family="text">
      <style:text-properties officeooo:rsid="001d5af1" fo:background-color="transparent" loext:char-shading-value="0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1d5af1"/>
    </style:style>
    <style:style style:name="T15" style:family="text">
      <style:text-properties officeooo:rsid="001dabe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/>
      <text:p text:style-name="P3">*<text:span text:style-name="T13">NAV BAR</text:span><text:span text:style-name="T14"> has:</text:span> <text:span text:style-name="T2">Indoor, Outdoor, Login / </text:span><text:span text:style-name="T9">Signup </text:span><text:span text:style-name="T2">page, Search (Google site search API), </text:span><text:span text:style-name="T9">Calendar</text:span></text:p>
      <text:p text:style-name="P3"><text:s text:c="10"/><text:span text:style-name="T10"><text:s text:c="2"/></text:span><text:span text:style-name="T11">HOME PAGE </text:span><text:span text:style-name="T12">has</text:span><text:span text:style-name="T11">:</text:span></text:p>
      <text:p text:style-name="P3"><text:span text:style-name="T11"><text:s text:c="24"/></text:span><text:span text:style-name="T12">Welcome statement / Blurb</text:span></text:p>
      <text:p text:style-name="P12"><text:span text:style-name="T5">S</text:span>earch <text:span text:style-name="T9">Box for </text:span>Plants </text:p>
      <text:p text:style-name="P12">Indoor Plant Button </text:p>
      <text:p text:style-name="P12">Outdoor Plant <text:span text:style-name="T9">Button</text:span></text:p>
      <text:p text:style-name="P13">*Carousel or Accordion to display <text:span text:style-name="T15">5</text:span> plants <text:span text:style-name="T15">each section</text:span>* -- Name of five plants. Plant 1, Plant 2, ect. </text:p>
      <text:p text:style-name="P13">*Images*</text:p>
      <text:p text:style-name="P12"/>
      <text:p text:style-name="P11">*<text:span text:style-name="T13">FOOTER</text:span>* <text:span text:style-name="T3">Contact Info: Phone Number, Email / About Us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3"><text:span text:style-name="T7"/></text:p>
      <text:list xml:id="list3251602117" text:style-name="L1">
        <text:list-item>
          <text:list>
            <text:list-item>
              <text:p text:style-name="P15">Indoor <text:span text:style-name="T1">or </text:span>Outdoor – <text:span text:style-name="T2">A card for each</text:span></text:p>
            </text:list-item>
            <text:list-item>
              <text:p text:style-name="P16">INDOOR PLANTS</text:p>
              <text:list>
                <text:list-item>
                  <text:p text:style-name="P17"><text:span text:style-name="T8">Search for your</text:span> Plant </text:p>
                  <text:list>
                    <text:list-item>
                      <text:p text:style-name="P20">List Indoor Plants – <text:span text:style-name="T2">DATABASE / </text:span><text:span text:style-name="T3">TREFLE </text:span><text:span text:style-name="T2">API AI (LLM??)</text:span></text:p>
                      <text:list>
                        <text:list-item>
                          <text:p text:style-name="P20">Daily Care</text:p>
                          <text:list>
                            <text:list-item>
                              <text:p text:style-name="P22">Weather</text:p>
                            </text:list-item>
                            <text:list-item>
                              <text:p text:style-name="P23">Wateri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OUTDOOR PLANTS</text:p>
              <text:list>
                <text:list-item>
                  <text:p text:style-name="P17"><text:span text:style-name="T8">Search for your </text:span>Add Plant</text:p>
                  <text:list>
                    <text:list-item>
                      <text:p text:style-name="P20">List Outdoor Plants - <text:span text:style-name="T2">DATABASE / </text:span><text:span text:style-name="T3">TREFLE </text:span><text:span text:style-name="T2">API AI (LLM??)</text:span></text:p>
                      <text:list>
                        <text:list-item>
                          <text:p text:style-name="P20">Daily Care</text:p>
                          <text:list>
                            <text:list-item>
                              <text:p text:style-name="P22">Weather</text:p>
                            </text:list-item>
                            <text:list-item>
                              <text:p text:style-name="P23">Wateri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LOGIN </text:p>
      <text:list text:style-name="L2">
        <text:list-item>
          <text:list>
            <text:list-item>
              <text:p text:style-name="P19">?</text:p>
            </text:list-item>
            <text:list-item>
              <text:p text:style-name="P19">?</text:p>
            </text:list-item>
            <text:list-item>
              <text:p text:style-name="P19">?</text:p>
            </text:list-item>
            <text:list-item>
              <text:p text:style-name="P19">?</text:p>
            </text:list-item>
            <text:list-item>
              <text:p text:style-name="P19">?</text:p>
            </text:list-item>
          </text:list>
        </text:list-item>
      </text:list>
      <text:p text:style-name="P8">*<text:span text:style-name="T4">FOOTER</text:span>* <text:span text:style-name="T3">Contact Info: Phone Number, Email / About Us</text:span></text:p>
      <text:p text:style-name="P8"/>
      <text:p text:style-name="P8">Additional:</text:p>
      <text:p text:style-name="P8">Plant pictures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MORE AMBITIOUS</text:p>
      <text:p text:style-name="P8"/>
      <text:p text:style-name="P2">Go to app</text:p>
      <text:p text:style-name="P4">*NAV BAR* <text:span text:style-name="T2">Indoor, Outdoor, Login page, Search (Google site search API)</text:span></text:p>
      <text:p text:style-name="P5">LOGIN </text:p>
      <text:list text:continue-list="list3251602117" text:style-name="L1">
        <text:list-item>
          <text:list>
            <text:list-item>
              <text:p text:style-name="P24">Indoor <text:span text:style-name="T1">or </text:span>Outdoor – <text:span text:style-name="T2">A card for each</text:span></text:p>
            </text:list-item>
            <text:list-item>
              <text:p text:style-name="P21">Go to Indoor Page</text:p>
            </text:list-item>
            <text:list-item>
              <text:p text:style-name="P18">Add Plant</text:p>
              <text:list>
                <text:list-item>
                  <text:p text:style-name="P21">List Indoor Plants – <text:span text:style-name="T2">DATABASE / </text:span><text:span text:style-name="T3">TREFLE </text:span><text:span text:style-name="T2">API AI (LLM??)</text:span></text:p>
                  <text:list>
                    <text:list-item>
                      <text:p text:style-name="P21">Daily Care</text:p>
                      <text:list>
                        <text:list-item>
                          <text:p text:style-name="P25">Weather</text:p>
                        </text:list-item>
                        <text:list-item>
                          <text:p text:style-name="P27">Light</text:p>
                        </text:list-item>
                        <text:list-item>
                          <text:p text:style-name="P26">Watering</text:p>
                        </text:list-item>
                        <text:list-item>
                          <text:p text:style-name="P28">Schedu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o to Outdoor Page</text:p>
            </text:list-item>
            <text:list-item>
              <text:p text:style-name="P18">Add Plant</text:p>
              <text:list>
                <text:list-item>
                  <text:p text:style-name="P21">List Outdoor Plants - <text:span text:style-name="T2">DATABASE / </text:span><text:span text:style-name="T3">TREFLE </text:span><text:span text:style-name="T2">API AI (LLM??)</text:span></text:p>
                  <text:list>
                    <text:list-item>
                      <text:p text:style-name="P21">Daily Care</text:p>
                      <text:list>
                        <text:list-item>
                          <text:p text:style-name="P25">Weather</text:p>
                        </text:list-item>
                        <text:list-item>
                          <text:p text:style-name="P27">Light</text:p>
                        </text:list-item>
                        <text:list-item>
                          <text:p text:style-name="P26">Watering</text:p>
                        </text:list-item>
                        <text:list-item>
                          <text:p text:style-name="P29">Schedu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*FOOTER* <text:span text:style-name="T3">Contact Info: Phone Number, Email / About U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7:01:41.677000000</meta:creation-date>
    <meta:generator>LibreOffice/24.2.5.2$Windows_X86_64 LibreOffice_project/bffef4ea93e59bebbeaf7f431bb02b1a39ee8a59</meta:generator>
    <dc:date>2024-08-24T12:52:14.522000000</dc:date>
    <meta:editing-duration>PT4H11M58S</meta:editing-duration>
    <meta:editing-cycles>9</meta:editing-cycles>
    <meta:document-statistic meta:table-count="0" meta:image-count="0" meta:object-count="0" meta:page-count="2" meta:paragraph-count="53" meta:word-count="237" meta:character-count="1238" meta:non-whitespace-character-count="1043"/>
  </office:meta>
</office:document-meta>
</file>